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put" table:style-name="ta1">
        <table:shapes>
          <draw:frame draw:z-index="0" draw:style-name="gr1" draw:text-style-name="P1" svg:width="6.3004in" svg:height="4.2248in" svg:x="0.3524in" svg:y="1.9976in">
            <draw:object draw:notify-on-update-of-ranges="ouput.A1:ouput.D7 ouput.E1:ouput.E7 ouput.F1:ouput.F7 ouput.G1:ouput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0886in" svg:height="6.913in" svg:x="7.7835in" svg:y="0.4181in">
            <draw:object draw:notify-on-update-of-ranges="ouput.A1:ouput.D7 ouput.E1:ouput.E7 ouput.G1:ouput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pt2</text:p>
          </table:table-cell>
          <table:table-cell office:value-type="string" calcext:value-type="string">
            <text:p>124M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pt2-medium</text:p>
          </table:table-cell>
          <table:table-cell office:value-type="string" calcext:value-type="string">
            <text:p>355M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22" calcext:value-type="float">
            <text:p>322</text:p>
          </table:table-cell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pt2-large</text:p>
          </table:table-cell>
          <table:table-cell office:value-type="string" calcext:value-type="string">
            <text:p>774M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pt2-xl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ptj-pipeline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ThePile</text:p>
          </table:table-cell>
          <table:table-cell office:value-type="string" calcext:value-type="string">
            <text:p>800G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pt3-curie</text:p>
          </table:table-cell>
          <table:table-cell office:value-type="string" calcext:value-type="string">
            <text:p>6.7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0T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pt3</text:p>
          </table:table-cell>
          <table:table-cell office:value-type="string" calcext:value-type="string">
            <text:p>175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0T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4:45:59.066702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0T14:48:28.923000433</dc:date>
    <meta:editing-duration>PT11M23S</meta:editing-duration>
    <meta:editing-cycles>4</meta:editing-cycles>
    <meta:generator>LibreOffice/7.3.3.2$Linux_X86_64 LibreOffice_project/30$Build-2</meta:generator>
    <meta:document-statistic meta:table-count="1" meta:cell-count="4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0.732cm" xlink:href=".." xlink:type="simple" chart:class="chart:bar" chart:style-name="ch1">
        <chart:title svg:x="5.868cm" svg:y="0.35cm" chart:style-name="ch2">
          <text:p>GPT Sentence Skills</text:p>
        </chart:title>
        <chart:plot-area chart:style-name="ch3" table:cell-range-address="ouput.A1:ouput.G7" chart:data-source-has-labels="column" svg:x="0.32cm" svg:y="1.343cm" svg:width="15.364cm" svg:height="9.175cm">
          <chart:coordinate-region svg:x="1.312cm" svg:y="1.542cm" svg:width="14.372cm" svg:height="6.738cm"/>
          <chart:axis chart:dimension="x" chart:name="primary-x" chart:style-name="ch4" chartooo:axis-type="auto">
            <chartooo:date-scale/>
            <chart:categories table:cell-range-address="ouput.A1:ouput.D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put.E1:ouput.E7" chart:class="chart:bar">
            <chart:data-point chart:repeated="7"/>
          </chart:series>
          <chart:series chart:style-name="ch8" chart:values-cell-range-address="ouput.F1:ouput.F7" chart:class="chart:bar">
            <chart:data-point chart:repeated="7"/>
          </chart:series>
          <chart:series chart:style-name="ch9" chart:values-cell-range-address="ouput.G1:ouput.G7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gpt2 124M WebText 40G</text:p>
                <text:list>
                  <text:list-item>
                    <text:p>gpt2</text:p>
                  </text:list-item>
                  <text:list-item>
                    <text:p>12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  <draw:g>
                  <svg:desc>ouput.A1:ouput.D7</svg:desc>
                </draw:g>
              </table:table-cell>
              <table:table-cell office:value-type="float" office:value="395">
                <text:p>395</text:p>
                <draw:g>
                  <svg:desc>ouput.E1:ouput.E7</svg:desc>
                </draw:g>
              </table:table-cell>
              <table:table-cell office:value-type="float" office:value="1000">
                <text:p>1000</text:p>
                <draw:g>
                  <svg:desc>ouput.F1:ouput.F7</svg:desc>
                </draw:g>
              </table:table-cell>
              <table:table-cell office:value-type="float" office:value="80">
                <text:p>80</text:p>
                <draw:g>
                  <svg:desc>ouput.G1:ouput.G7</svg:desc>
                </draw:g>
              </table:table-cell>
            </table:table-row>
            <table:table-row>
              <table:table-cell office:value-type="string">
                <text:p>gpt2-medium 355M WebText 40G</text:p>
                <text:list>
                  <text:list-item>
                    <text:p>gpt2-medium</text:p>
                  </text:list-item>
                  <text:list-item>
                    <text:p>355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2">
                <text:p>322</text:p>
              </table:table-cell>
              <table:table-cell office:value-type="float" office:value="1000">
                <text:p>1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pt2-large 774M WebText 40G</text:p>
                <text:list>
                  <text:list-item>
                    <text:p>gpt2-large</text:p>
                  </text:list-item>
                  <text:list-item>
                    <text:p>77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33">
                <text:p>333</text:p>
              </table:table-cell>
              <table:table-cell office:value-type="float" office:value="1000">
                <text:p>1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pt2-xl 1.5B WebText 40G</text:p>
                <text:list>
                  <text:list-item>
                    <text:p>gpt2-xl</text:p>
                  </text:list-item>
                  <text:list-item>
                    <text:p>1.5B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4">
                <text:p>324</text:p>
              </table:table-cell>
              <table:table-cell office:value-type="float" office:value="1000">
                <text:p>1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gptj-pipeline 6B ThePile 800G</text:p>
                <text:list>
                  <text:list-item>
                    <text:p>gptj-pipeline</text:p>
                  </text:list-item>
                  <text:list-item>
                    <text:p>6B</text:p>
                  </text:list-item>
                  <text:list-item>
                    <text:p>ThePile</text:p>
                  </text:list-item>
                  <text:list-item>
                    <text:p>800G</text:p>
                  </text:list-item>
                </text:list>
              </table:table-cell>
              <table:table-cell office:value-type="float" office:value="348">
                <text:p>348</text:p>
              </table:table-cell>
              <table:table-cell office:value-type="float" office:value="1000">
                <text:p>1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gpt3-curie 6.7B CC 240T</text:p>
                <text:list>
                  <text:list-item>
                    <text:p>gpt3-curie</text:p>
                  </text:list-item>
                  <text:list-item>
                    <text:p>6.7B</text:p>
                  </text:list-item>
                  <text:list-item>
                    <text:p>CC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291">
                <text:p>291</text:p>
              </table:table-cell>
              <table:table-cell office:value-type="float" office:value="1000">
                <text:p>1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gpt3 175B CC 240T</text:p>
                <text:list>
                  <text:list-item>
                    <text:p>gpt3</text:p>
                  </text:list-item>
                  <text:list-item>
                    <text:p>175B</text:p>
                  </text:list-item>
                  <text:list-item>
                    <text:p>CC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316">
                <text:p>316</text:p>
              </table:table-cell>
              <table:table-cell office:value-type="float" office:value="1000">
                <text:p>1000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66cm" svg:height="17.56cm" xlink:href=".." xlink:type="simple" chart:class="chart:bar" chart:style-name="ch1">
        <chart:title svg:x="10.888cm" svg:y="0.716cm" chart:style-name="ch2">
          <text:p>GPT Sentence Skills</text:p>
        </chart:title>
        <chart:plot-area chart:style-name="ch3" table:cell-range-address="ouput.A1:ouput.E7 ouput.G1:ouput.G7" chart:data-source-has-labels="column" svg:x="0.563cm" svg:y="1.617cm" svg:width="27.04cm" svg:height="15.592cm">
          <chart:coordinate-region svg:x="1.37cm" svg:y="1.816cm" svg:width="26.233cm" svg:height="13.552cm"/>
          <chart:axis chart:dimension="x" chart:name="primary-x" chart:style-name="ch4" chartooo:axis-type="auto">
            <chartooo:date-scale/>
            <chart:categories table:cell-range-address="ouput.A1:ouput.D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put.E1:ouput.E7" chart:class="chart:bar">
            <chart:data-point chart:repeated="7"/>
          </chart:series>
          <chart:series chart:style-name="ch8" chart:values-cell-range-address="ouput.G1:ouput.G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gpt2 124M WebText 40G</text:p>
                <text:list>
                  <text:list-item>
                    <text:p>gpt2</text:p>
                  </text:list-item>
                  <text:list-item>
                    <text:p>12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  <draw:g>
                  <svg:desc>ouput.A1:ouput.D7</svg:desc>
                </draw:g>
              </table:table-cell>
              <table:table-cell office:value-type="float" office:value="395">
                <text:p>395</text:p>
                <draw:g>
                  <svg:desc>ouput.E1:ouput.E7</svg:desc>
                </draw:g>
              </table:table-cell>
              <table:table-cell office:value-type="float" office:value="80">
                <text:p>80</text:p>
                <draw:g>
                  <svg:desc>ouput.G1:ouput.G7</svg:desc>
                </draw:g>
              </table:table-cell>
            </table:table-row>
            <table:table-row>
              <table:table-cell office:value-type="string">
                <text:p>gpt2-medium 355M WebText 40G</text:p>
                <text:list>
                  <text:list-item>
                    <text:p>gpt2-medium</text:p>
                  </text:list-item>
                  <text:list-item>
                    <text:p>355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2">
                <text:p>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pt2-large 774M WebText 40G</text:p>
                <text:list>
                  <text:list-item>
                    <text:p>gpt2-large</text:p>
                  </text:list-item>
                  <text:list-item>
                    <text:p>77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33">
                <text:p>3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pt2-xl 1.5B WebText 40G</text:p>
                <text:list>
                  <text:list-item>
                    <text:p>gpt2-xl</text:p>
                  </text:list-item>
                  <text:list-item>
                    <text:p>1.5B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4">
                <text:p>3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gptj-pipeline 6B ThePile 800G</text:p>
                <text:list>
                  <text:list-item>
                    <text:p>gptj-pipeline</text:p>
                  </text:list-item>
                  <text:list-item>
                    <text:p>6B</text:p>
                  </text:list-item>
                  <text:list-item>
                    <text:p>ThePile</text:p>
                  </text:list-item>
                  <text:list-item>
                    <text:p>800G</text:p>
                  </text:list-item>
                </text:list>
              </table:table-cell>
              <table:table-cell office:value-type="float" office:value="348">
                <text:p>3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gpt3-curie 6.7B CC 240T</text:p>
                <text:list>
                  <text:list-item>
                    <text:p>gpt3-curie</text:p>
                  </text:list-item>
                  <text:list-item>
                    <text:p>6.7B</text:p>
                  </text:list-item>
                  <text:list-item>
                    <text:p>CC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291">
                <text:p>2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gpt3 175B CC 240T</text:p>
                <text:list>
                  <text:list-item>
                    <text:p>gpt3</text:p>
                  </text:list-item>
                  <text:list-item>
                    <text:p>175B</text:p>
                  </text:list-item>
                  <text:list-item>
                    <text:p>CC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316">
                <text:p>316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